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AVA TUTORIAL BASE ED INTERMEDIO: </text:p>
      <text:p text:style-name="P2"><text:s text:c="8"/><text:span text:style-name="T1">- https://www.youtube.com/watch?v=A74TOX803D0</text:span></text:p>
      <text:p text:style-name="P2"><text:s text:c="8"/><text:span text:style-name="T1">- https://www.youtube.com/watch?v=grEKMHGYyns</text:span></text:p>
      <text:p text:style-name="P2"><text:s text:c="8"/><text:span text:style-name="T1">- https://www.youtube.com/watch?v=GoXwIVyNvX0</text:span></text:p>
      <text:p text:style-name="P2"><text:s text:c="8"/><text:span text:style-name="T1">- https://www.youtube.com/playlist?list=PL27BCE863B6A864E3 (INTERMEDIO)</text:span></text:p>
      <text:p text:style-name="P3"/>
      <text:p text:style-name="P1">JAVA WEB:</text:p>
      <text:p text:style-name="P2"><text:s text:c="8"/><text:span text:style-name="T1">- https://www.youtube.com/watch?v=9SGDpanrc8U</text:span></text:p>
      <text:p text:style-name="P2"><text:s text:c="8"/><text:span text:style-name="T1">- https://www.youtube.com/watch?v=VvGjZgqojMc</text:span></text:p>
      <text:p text:style-name="P2"><text:s text:c="8"/><text:span text:style-name="T1">- https://www.youtube.com/playlist?list=PLwvrYc43l1MzeA2bBYQhCWr2gvWLs9A7S (playlist)</text:span></text:p>
      <text:p text:style-name="P2"><text:s text:c="8"/></text:p>
      <text:p text:style-name="P1">ROADMAP:</text:p>
      <text:p text:style-name="P2"><text:s text:c="8"/><text:span text:style-name="T1">- https://roadmap.sh/</text:span></text:p>
      <text:p text:style-name="P5"><text:s text:c="8"/><text:span text:style-name="T1">- https://roadmap.sh/java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12:23:01.515109978</meta:creation-date>
    <dc:date>2023-03-16T12:23:24.128860314</dc:date>
    <meta:editing-duration>PT23S</meta:editing-duration>
    <meta:editing-cycles>1</meta:editing-cycles>
    <meta:document-statistic meta:table-count="0" meta:image-count="0" meta:object-count="0" meta:page-count="1" meta:paragraph-count="13" meta:word-count="28" meta:character-count="558" meta:non-whitespace-character-count="461"/>
    <meta:generator>LibreOffice/6.4.7.2$Linux_X86_64 LibreOffice_project/40$Build-2</meta:generator>
  </office:meta>
</office:document-meta>
</file>